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e59ff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e59ff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4pt" fo:font-weight="normal" officeooo:rsid="001e59ff" style:font-size-asian="14pt" style:font-weight-asian="normal" style:font-size-complex="14pt" style:font-weight-complex="normal"/>
    </style:style>
    <style:style style:name="T5" style:family="text">
      <style:text-properties style:font-name="Arial" fo:font-size="14pt" fo:font-weight="bold" officeooo:rsid="001e59f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5">Laravel</text:span><text:span text:style-name="T1"><text:line-break/><text:line-break/><text:line-break/>O Laravel é um dos frameworks mais populares para o desenvolvimento de aplicações web utilizando a linguagem PHP. Criado por Taylor Otwell em 2011, ele se destaca por oferecer uma estrutura elegante, simples e ao mesmo tempo poderosa, permitindo que os desenvolvedores construam sites e sistemas de maneira rápida, segura e organizada (OTWELL, 2024). Entre suas principais características estão uma sintaxe limpa e intuitiva, ideal tanto para iniciantes quanto para profissionais experientes, além de uma das melhores documentações disponíveis entre os frameworks, sempre atualizada e rica em exemplos práticos (LARAVEL, 2024).</text:span></text:h>
      <text:h text:style-name="P1" text:outline-level="2"><text:span text:style-name="T1"><text:s/>O Laravel conta com um ecossistema robusto, incluindo ferramentas integradas para autenticação, filas, agendamento de tarefas e testes automatizados. Outros destaques são o Eloquent ORM, que facilita a interação com bancos de dados relacionais, o motor de templates Blade, leve e eficiente, e a ferramenta Artisan, que automatiza tarefas repetitivas via linha de comando (LARAVEL, 2024). </text:span></text:h>
      <text:h text:style-name="P1" text:outline-level="2"><text:span text:style-name="T1">Além disso, permite versionar o banco de dados com Migrations e popular o sistema com Seeders, oferece recursos embutidos para proteção contra ataques comuns como injeção SQL, CSRF e XSS, é ideal para criar APIs RESTful graças ao suporte nativo a JSON e rotas baseadas em recursos, e conta com uma comunidade ativa e um vasto repositório de pacotes disponíveis online.<text:line-break/><text:line-break/>Sua ampla adoção no mercado se deve à combinação de produtividade, segurança e escalabilidade, sendo utilizado por startups, empresas e freelancers para projetos de diferentes portes (PHP ARCHITECT, 2023). Outro fator decisivo para sua popularidade é ser *open-source* e gratuito, eliminando custos extras de licenciamento e incentivando o compartilhamento de conhecimento (SITEPOINT, 2022). </text:span></text:h>
      <text:h text:style-name="P1" text:outline-level="2"><text:span text:style-name="T1">Por isso, o Laravel não apenas simplifica o processo de desenvolvimento, mas também fortalece o ecossistema de software livre, tornando-se uma escolha sólida e estratégica para quem busca construir aplicações web modernas e bem estruturadas.<text:line-break/><text:line-break/><text:line-break/><text:line-break/> Referências <text:line-break/><text:line-break/>- LARAVEL. **Official Documentation**. Disponível em: &lt;https://laravel.com/docs&gt;. Acesso em: 10 out. 2024. <text:line-break/>- OTWELL, Taylor. **Laravel Framework**. Versão 10.0. Disponível em: &lt;https://github.com/laravel/framework&gt;. 2024. <text:line-break/>- PHP ARCHITECT. **Framework Usage Survey 2023**. Disponível em: &lt;https://www.phparch.com&gt;. 2023. <text:line-break/>- SITEPOINT. **The State of PHP in 2022**. Disponível em: &lt;https://www.sitepoint.com/php-survey-2022&gt;. 2022.</text:span></text:h>
      <text:h text:style-name="P1" text:outline-level="2"><text:span text:style-name="T1"/></text:h>
      <text:h text:style-name="P1" text:outline-level="2"><text:soft-page-break/><text:span text:style-name="T5">Hospedagem</text:span><text:span text:style-name="T1"><text:line-break/><text:line-break/><text:line-break/>O GoDaddy é uma das empresas mais conhecidas mundialmente no segmento de registro de domínios e serviços de hospedagem web. Fundada em 1997 e com sede nos Estados Unidos, a empresa atua como registradora autorizada pela ICANN (Internet Corporation for Assigned Names and Numbers), oferecendo domínios de diferentes extensões (.com, .net, .org, .com.br, entre outros) e planos de hospedagem variados, que vão desde soluções básicas para sites pessoais até servidores dedicados e VPS para grandes empresas (GODADDY, 2024). </text:span></text:h>
      <text:h text:style-name="P1" text:outline-level="2"><text:span text:style-name="T1">Sua interface intuitiva, baseada no painel cPanel, torna-se acessível para usuários de diferentes níveis técnicos, facilitando tarefas como gerenciamento de DNS, criação de contas de e-mail e configuração de certificados SSL. Além disso, o GoDaddy oferece suporte técnico 24 horas por dia, sete dias por semana, o que contribui para sua ampla utilização tanto por iniciantes quanto por profissionais da área.<text:line-break/><text:line-break/>Entre os diferenciais do GoDaddy estão a simplicidade no processo de compra e renovação de domínios, a inclusão de certificado SSL gratuito em muitos planos de hospedagem e a possibilidade de escalar gradualmente os recursos contratados conforme a demanda do site aumenta (GODADDY, 2024). A plataforma também disponibiliza ferramentas adicionais, como construtores de sites, segurança contra ataques DDoS, proteção contra phishing e backup automático de dados.</text:span></text:h>
      <text:h text:style-name="P1" text:outline-level="2"><text:span text:style-name="T1"><text:s/>Esses fatores fazem do GoDaddy uma escolha popular entre pequenas e médias empresas, desenvolvedores independentes e instituições educacionais que buscam uma solução acessível e confiável para publicar conteúdos na web. Apesar de não ser considerado o provedor mais avançado tecnicamente, o GoDaddy destaca-se por equilibrar custo-benefício, facilidade de uso e suporte consistente, consolidando-se como uma referência no mercado global de hospedagem.<text:line-break/><text:line-break/><text:line-break/> Referências <text:line-break/><text:line-break/>GODADDY. **Web Hosting | Lightning Fast Hosting &amp; One Click Setup**. Disponível em: https://www.godaddy.com/hosting/web-hosting. Acesso em: 4 jun. 2025. <text:s/><text:line-break/>GODADDY. **Domain Registration &amp; Web Hosting Services**. Disponível em: https://www.godaddy.com/. Acesso em: 4 jun. 2025.<text:line-break/><text:line-break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08:33:26.435000000</meta:creation-date>
    <dc:date>2025-06-05T08:56:33.105000000</dc:date>
    <meta:editing-duration>PT23M6S</meta:editing-duration>
    <meta:editing-cycles>1</meta:editing-cycles>
    <meta:document-statistic meta:table-count="0" meta:image-count="0" meta:object-count="0" meta:page-count="2" meta:paragraph-count="7" meta:word-count="646" meta:character-count="4631" meta:non-whitespace-character-count="3963"/>
    <meta:generator>LibreOffice/7.4.3.2$Windows_X86_64 LibreOffice_project/1048a8393ae2eeec98dff31b5c133c5f1d08b890</meta:generator>
  </office:meta>
</office:document-meta>
</file>